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2.0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900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color="#00006d" style:text-outline="false" style:text-line-through-style="none" style:font-name="Arial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6.80000019073486pt" style:language-asian="en" style:country-asian="US" style:font-style-asian="normal" style:font-weight-asian="normal" style:font-name-complex="Arial Unicode MS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2" table:default-cell-style-name="Default"/>
        <table:table-row table:style-name="ro3">
          <table:table-cell table:style-name="ce1" office:value-type="string">
            <text:p>// Instruction Formats from Lattice manual and observed.</text:p>
            <text:p>//</text:p>
            <text:p>// <text:s text:c="6"/>|31|30 <text:s text:c="6"/>26|25 <text:s text:c="4"/>21|20 <text:s text:c="5"/>16|15 <text:s text:c="5"/>11|10 <text:s text:c="6"/>5|4 <text:s text:c="7"/>0|</text:p>
            <text:p>// RI <text:s text:c="3"/>|0 | Op <text:s text:c="7"/>|Reg A <text:s text:c="3"/>| Reg D <text:s text:c="3"/>| Immediate <text:s text:c="21"/>|</text:p>
            <text:p>// RIb <text:s text:c="2"/>|0 | Op <text:s text:c="7"/>|Reg A <text:s text:c="3"/>| Reg D <text:s text:c="3"/>| 0 <text:s text:c="18"/>|Immediate |</text:p>
            <text:p>// RR <text:s text:c="3"/>|1 | Op <text:s text:c="7"/>|Reg A <text:s text:c="3"/>| Reg B <text:s text:c="3"/>| Reg D <text:s text:c="3"/>| 0 <text:s text:c="18"/>|</text:p>
            <text:p>// CR <text:s text:c="3"/>|1 | Op <text:s text:c="7"/>|CSR <text:s text:c="5"/>| 0 <text:s text:c="7"/>| Reg D <text:s text:c="3"/>| 0 <text:s text:c="18"/>|</text:p>
            <text:p>// SX <text:s text:c="3"/>|1 | Op <text:s text:c="7"/>|Reg A <text:s text:c="3"/>| 0 <text:s text:c="7"/>| Reg D <text:s text:c="3"/>| 0 <text:s text:c="18"/>|</text:p>
            <text:p>// WCR <text:s text:c="2"/>|1 | Op <text:s text:c="7"/>|CSR <text:s text:c="5"/>| Reg <text:s text:c="5"/>| 0 <text:s text:c="29"/>|</text:p>
            <text:p>// BR <text:s text:c="3"/>|1 | Op <text:s text:c="7"/>|Reg A <text:s text:c="3"/>| 0 <text:s text:c="40"/>|</text:p>
            <text:p>// I <text:s text:c="4"/>|1 |1|1|00/11|0| Immediate <text:s text:c="42"/>|</text:p>
            <text:p>// I3 <text:s text:c="3"/>|1 |01011 <text:s text:c="5"/>| 0 <text:s text:c="39"/>|subopcode |</text:p>
            <text:p>//</text:p>
            <text:p/>
          </table:table-cell>
          <table:table-cell table:style-name="ce2" table:number-columns-repeated="3"/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Opcode</text:p>
          </table:table-cell>
          <table:table-cell table:style-name="ce2" office:value-type="string">
            <text:p>Decimal</text:p>
          </table:table-cell>
          <table:table-cell table:style-name="ce2" office:value-type="string">
            <text:p>Hexadecimal</text:p>
          </table:table-cell>
          <table:table-cell table:style-name="ce6" office:value-type="string">
            <text:p>Mneumonic</text:p>
          </table:table-cell>
          <table:table-cell table:style-name="ce6" office:value-type="string">
            <text:p>Format</text:p>
          </table:table-cell>
          <table:table-cell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string">
            <text:p>srui</text:p>
          </table:table-cell>
          <table:table-cell table:style-name="ce8" office:value-type="string">
            <text:p>Rib</text:p>
          </table:table-cell>
          <table:table-cell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ul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h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lb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">
            <text:p>10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ri</text:p>
          </table:table-cell>
          <table:table-cell office:value-type="string">
            <text:p>Rib</text:p>
          </table:table-cell>
          <table:table-cell/>
        </table:table-row>
        <table:table-row table:style-name="ro2">
          <table:table-cell/>
          <table:table-cell table:style-name="ce4" office:value-type="float" office:value="110">
            <text:p>1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x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">
            <text:p>11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lh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0">
            <text:p>100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nd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">
            <text:p>1001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xn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">
            <text:p>101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0A</text:p>
          </table:table-cell>
          <table:table-cell table:style-name="ce4" office:value-type="string">
            <text:p>lw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">
            <text:p>1011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0B</text:p>
          </table:table-cell>
          <table:table-cell table:style-name="ce4" office:value-type="string">
            <text:p>lh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">
            <text:p>1100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0C</text:p>
          </table:table-cell>
          <table:table-cell table:style-name="ce4" office:value-type="string">
            <text:p>sb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">
            <text:p>1101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0D</text:p>
          </table:table-cell>
          <table:table-cell table:style-name="ce4" office:value-type="string">
            <text:p>add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">
            <text:p>111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0E</text:p>
          </table:table-cell>
          <table:table-cell table:style-name="ce4" office:value-type="string">
            <text:p>or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">
            <text:p>111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0F</text:p>
          </table:table-cell>
          <table:table-cell table:style-name="ce4" office:value-type="string">
            <text:p>sli</text:p>
          </table:table-cell>
          <table:table-cell office:value-type="string">
            <text:p>Rib</text:p>
          </table:table-cell>
          <table:table-cell/>
        </table:table-row>
        <table:table-row table:style-name="ro2">
          <table:table-cell/>
          <table:table-cell table:style-name="ce4" office:value-type="float" office:value="10000">
            <text:p>100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lb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01">
            <text:p>1000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b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0">
            <text:p>10010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bg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011">
            <text:p>100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bg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0">
            <text:p>1010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bge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01">
            <text:p>10101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bgu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0">
            <text:p>1011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sw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0111">
            <text:p>1011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bne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0">
            <text:p>1100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andh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01">
            <text:p>1100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9">
            <text:p>19</text:p>
          </table:table-cell>
          <table:table-cell table:style-name="ce4" office:value-type="string">
            <text:p>cmp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0">
            <text:p>11010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1A</text:p>
          </table:table-cell>
          <table:table-cell table:style-name="ce4" office:value-type="string">
            <text:p>cmpg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011">
            <text:p>11011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1B</text:p>
          </table:table-cell>
          <table:table-cell table:style-name="ce4" office:value-type="string">
            <text:p>cmpg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0">
            <text:p>1110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1C</text:p>
          </table:table-cell>
          <table:table-cell table:style-name="ce4" office:value-type="string">
            <text:p>cmpgeu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01">
            <text:p>1110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1D</text:p>
          </table:table-cell>
          <table:table-cell table:style-name="ce4" office:value-type="string">
            <text:p>cmpgu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0">
            <text:p>11110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1E</text:p>
          </table:table-cell>
          <table:table-cell table:style-name="ce4" office:value-type="string">
            <text:p>orh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4" office:value-type="float" office:value="11111">
            <text:p>11111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1F</text:p>
          </table:table-cell>
          <table:table-cell table:style-name="ce4" office:value-type="string">
            <text:p>cmpnei</text:p>
          </table:table-cell>
          <table:table-cell office:value-type="string">
            <text:p>RI</text:p>
          </table:table-cell>
          <table:table-cell/>
        </table:table-row>
        <table:table-row table:style-name="ro2">
          <table:table-cell/>
          <table:table-cell table:style-name="ce3" office:value-type="float" office:value="100000">
            <text:p>1000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r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01">
            <text:p>100001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0">
            <text:p>10001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mu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011">
            <text:p>100011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div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00">
            <text:p>10010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rcsr</text:p>
          </table:table-cell>
          <table:table-cell office:value-type="string">
            <text:p>CR</text:p>
          </table:table-cell>
          <table:table-cell/>
        </table:table-row>
        <table:table-row table:style-name="ro2">
          <table:table-cell/>
          <table:table-cell table:style-name="ce4" office:value-type="float" office:value="100101">
            <text:p>100101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0">
            <text:p>100110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x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0111">
            <text:p>10011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div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01000">
            <text:p>10100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an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01">
            <text:p>10100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9">
            <text:p>29</text:p>
          </table:table-cell>
          <table:table-cell table:style-name="ce4" office:value-type="string">
            <text:p>xn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010">
            <text:p>101010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2A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011">
            <text:p>101011</text:p>
          </table:table-cell>
          <table:table-cell table:style-name="ce4" office:value-type="float" office:value="43">
            <text:p>43</text:p>
          </table:table-cell>
          <table:table-cell table:style-name="ce4" office:value-type="string">
            <text:p>2B</text:p>
          </table:table-cell>
          <table:table-cell table:style-name="ce4" office:value-type="string">
            <text:p>scall | break</text:p>
          </table:table-cell>
          <table:table-cell office:value-type="string">
            <text:p>I3</text:p>
          </table:table-cell>
          <table:table-cell office:value-type="string">
            <text:p>Subopcode determines operation</text:p>
          </table:table-cell>
        </table:table-row>
        <table:table-row table:style-name="ro2">
          <table:table-cell/>
          <table:table-cell table:style-name="ce4" office:value-type="float" office:value="101100">
            <text:p>101100</text:p>
          </table:table-cell>
          <table:table-cell table:style-name="ce4" office:value-type="float" office:value="44">
            <text:p>44</text:p>
          </table:table-cell>
          <table:table-cell table:style-name="ce4" office:value-type="string">
            <text:p>2C</text:p>
          </table:table-cell>
          <table:table-cell table:style-name="ce4" office:value-type="string">
            <text:p>sextb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01101">
            <text:p>101101</text:p>
          </table:table-cell>
          <table:table-cell table:style-name="ce4" office:value-type="float" office:value="45">
            <text:p>45</text:p>
          </table:table-cell>
          <table:table-cell table:style-name="ce4" office:value-type="string">
            <text:p>2D</text:p>
          </table:table-cell>
          <table:table-cell table:style-name="ce4" office:value-type="string">
            <text:p>add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0">
            <text:p>101110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2E</text:p>
          </table:table-cell>
          <table:table-cell table:style-name="ce4" office:value-type="string">
            <text:p>or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01111">
            <text:p>101111</text:p>
          </table:table-cell>
          <table:table-cell table:style-name="ce4" office:value-type="float" office:value="47">
            <text:p>47</text:p>
          </table:table-cell>
          <table:table-cell table:style-name="ce4" office:value-type="string">
            <text:p>2F</text:p>
          </table:table-cell>
          <table:table-cell table:style-name="ce4" office:value-type="string">
            <text:p>sl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00">
            <text:p>11000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b | bret | eret</text:p>
          </table:table-cell>
          <table:table-cell office:value-type="string">
            <text:p>BR</text:p>
          </table:table-cell>
          <table:table-cell office:value-type="string">
            <text:p>Operation depends on register</text:p>
          </table:table-cell>
        </table:table-row>
        <table:table-row table:style-name="ro2">
          <table:table-cell/>
          <table:table-cell table:style-name="ce4" office:value-type="float" office:value="110001">
            <text:p>11000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mod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0">
            <text:p>11001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sub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0011">
            <text:p>110011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reserved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100">
            <text:p>11010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wcsr</text:p>
          </table:table-cell>
          <table:table-cell office:value-type="string">
            <text:p>WCR</text:p>
          </table:table-cell>
          <table:table-cell/>
        </table:table-row>
        <table:table-row table:style-name="ro2">
          <table:table-cell/>
          <table:table-cell table:style-name="ce4" office:value-type="float" office:value="110101">
            <text:p>11010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mod</text:p>
          </table:table-cell>
          <table:table-cell office:value-type="string">
            <text:p>undocumented</text:p>
          </table:table-cell>
          <table:table-cell/>
        </table:table-row>
        <table:table-row table:style-name="ro2">
          <table:table-cell/>
          <table:table-cell table:style-name="ce4" office:value-type="float" office:value="110110">
            <text:p>11011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6">
            <text:p>36</text:p>
          </table:table-cell>
          <table:table-cell table:style-name="ce4" office:value-type="string">
            <text:p>call</text:p>
          </table:table-cell>
          <table:table-cell office:value-type="string">
            <text:p>BR</text:p>
          </table:table-cell>
          <table:table-cell/>
        </table:table-row>
        <table:table-row table:style-name="ro2">
          <table:table-cell/>
          <table:table-cell table:style-name="ce4" office:value-type="float" office:value="110111">
            <text:p>110111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sexth</text:p>
          </table:table-cell>
          <table:table-cell office:value-type="string">
            <text:p>SX</text:p>
          </table:table-cell>
          <table:table-cell/>
        </table:table-row>
        <table:table-row table:style-name="ro2">
          <table:table-cell/>
          <table:table-cell table:style-name="ce4" office:value-type="float" office:value="111000">
            <text:p>11100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bi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/>
          <table:table-cell table:style-name="ce4" office:value-type="float" office:value="111001">
            <text:p>111001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9">
            <text:p>39</text:p>
          </table:table-cell>
          <table:table-cell table:style-name="ce4" office:value-type="string">
            <text:p>cmp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0">
            <text:p>111010</text:p>
          </table:table-cell>
          <table:table-cell table:style-name="ce4" office:value-type="float" office:value="58">
            <text:p>58</text:p>
          </table:table-cell>
          <table:table-cell table:style-name="ce4" office:value-type="string">
            <text:p>3A</text:p>
          </table:table-cell>
          <table:table-cell table:style-name="ce4" office:value-type="string">
            <text:p>cmpg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011">
            <text:p>111011</text:p>
          </table:table-cell>
          <table:table-cell table:style-name="ce4" office:value-type="float" office:value="59">
            <text:p>59</text:p>
          </table:table-cell>
          <table:table-cell table:style-name="ce4" office:value-type="string">
            <text:p>3B</text:p>
          </table:table-cell>
          <table:table-cell table:style-name="ce4" office:value-type="string">
            <text:p>cmpge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0">
            <text:p>11110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3C</text:p>
          </table:table-cell>
          <table:table-cell table:style-name="ce4" office:value-type="string">
            <text:p>cmpge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01">
            <text:p>111101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3D</text:p>
          </table:table-cell>
          <table:table-cell table:style-name="ce4" office:value-type="string">
            <text:p>cmpgu</text:p>
          </table:table-cell>
          <table:table-cell office:value-type="string">
            <text:p>RR</text:p>
          </table:table-cell>
          <table:table-cell/>
        </table:table-row>
        <table:table-row table:style-name="ro2">
          <table:table-cell/>
          <table:table-cell table:style-name="ce4" office:value-type="float" office:value="111110">
            <text:p>111110</text:p>
          </table:table-cell>
          <table:table-cell table:style-name="ce4" office:value-type="float" office:value="62">
            <text:p>62</text:p>
          </table:table-cell>
          <table:table-cell table:style-name="ce4" office:value-type="string">
            <text:p>3E</text:p>
          </table:table-cell>
          <table:table-cell table:style-name="ce4" office:value-type="string">
            <text:p>calli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/>
          <table:table-cell table:style-name="ce4" office:value-type="float" office:value="111111">
            <text:p>111111</text:p>
          </table:table-cell>
          <table:table-cell table:style-name="ce4" office:value-type="float" office:value="63">
            <text:p>63</text:p>
          </table:table-cell>
          <table:table-cell table:style-name="ce4" office:value-type="string">
            <text:p>3F</text:p>
          </table:table-cell>
          <table:table-cell table:style-name="ce7" office:value-type="string">
            <text:p>cmpne</text:p>
          </table:table-cell>
          <table:table-cell office:value-type="string">
            <text:p>RR</text:p>
          </table:table-cell>
          <table:table-cell/>
        </table:table-row>
        <table:table-row table:style-name="ro2" table:number-rows-repeated="6546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10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</meta:initial-creator>
    <meta:creation-date>2011-02-22T12:16:02</meta:creation-date>
    <dc:date>2011-02-23T10:25:05</dc:date>
    <dc:creator>JP </dc:creator>
    <meta:editing-duration>PT00H18M28S</meta:editing-duration>
    <meta:editing-cycles>3</meta:editing-cycles>
    <meta:generator>OpenOffice.org/3.2$Unix OpenOffice.org_project/320m18$Build-9502</meta:generator>
    <meta:document-statistic meta:table-count="3" meta:cell-count="326" meta:object-count="0"/>
  </office:meta>
</office:document-meta>
</file>